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3555in"/>
    </style:style>
    <style:style style:name="co4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1"/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dt" table:style-name="ta1">
        <table:shapes>
          <draw:frame draw:z-index="0" draw:style-name="gr1" draw:text-style-name="P1" svg:width="6.2988in" svg:height="3.2in" svg:x="1.9193in" svg:y="2.1776in">
            <draw:object draw:notify-on-update-of-ranges="ddt.C5:ddt.C8 ddt.D5:ddt.D8 ddt.E5:ddt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gpus</text:p>
          </table:table-cell>
          <table:table-cell/>
          <table:table-cell table:style-name="ce3" office:value-type="string" calcext:value-type="string">
            <text:p>linest ok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$E$10]*[.C3]+[.$F$10]" office:value-type="float" office:value="46.895652173913" calcext:value-type="float">
            <text:p>47</text:p>
          </table:table-cell>
          <table:table-cell table:number-columns-repeated="2"/>
        </table:table-row>
        <table:table-row table:style-name="ro2">
          <table:table-cell/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$E$10]*[.C4]+[.$F$10]" office:value-type="float" office:value="47.6173913043478" calcext:value-type="float">
            <text:p>48</text:p>
          </table:table-cell>
          <table:table-cell/>
          <table:table-cell table:style-name="ce6" office:value-type="string" calcext:value-type="string">
            <text:p>trend line </text:p>
            <text:p>Wrong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6" calcext:value-type="float">
            <text:p>46</text:p>
          </table:table-cell>
          <table:table-cell table:formula="of:=[.$E$10]*[.C5]+[.$F$10]" office:value-type="float" office:value="49.0608695652174" calcext:value-type="float">
            <text:p>49</text:p>
          </table:table-cell>
          <table:table-cell/>
          <table:table-cell table:formula="of:=7.2*[.C5]+39" office:value-type="float" office:value="7411.8" calcext:value-type="float">
            <text:p>7411.8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54" calcext:value-type="float">
            <text:p>54</text:p>
          </table:table-cell>
          <table:table-cell table:formula="of:=[.$E$10]*[.C6]+[.$F$10]" office:value-type="float" office:value="51.9478260869565" calcext:value-type="float">
            <text:p>52</text:p>
          </table:table-cell>
          <table:table-cell/>
          <table:table-cell table:formula="of:=7.2*[.C6]+39" office:value-type="float" office:value="14784.6" calcext:value-type="float">
            <text:p>14784.6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60" calcext:value-type="float">
            <text:p>60</text:p>
          </table:table-cell>
          <table:table-cell table:formula="of:=[.$E$10]*[.C7]+[.$F$10]" office:value-type="float" office:value="57.7217391304348" calcext:value-type="float">
            <text:p>58</text:p>
          </table:table-cell>
          <table:table-cell/>
          <table:table-cell table:formula="of:=7.2*[.C7]+39" office:value-type="float" office:value="29530.2" calcext:value-type="float">
            <text:p>29530.2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68" calcext:value-type="float">
            <text:p>68</text:p>
          </table:table-cell>
          <table:table-cell table:formula="of:=[.$E$10]*[.C8]+[.$F$10]" office:value-type="float" office:value="69.2695652173913" calcext:value-type="float">
            <text:p>69</text:p>
          </table:table-cell>
          <table:table-cell/>
          <table:table-cell table:formula="of:=7.2*[.C8]+39" office:value-type="float" office:value="59021.4" calcext:value-type="float">
            <text:p>59021.4</text:p>
          </table:table-cell>
        </table:table-row>
        <table:table-row table:style-name="ro1">
          <table:table-cell/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gpu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" table:number-matrix-columns-spanned="2" table:number-matrix-rows-spanned="1" table:formula="of:=LINEST([.D5:.D8];[.C5:.C8]; ; )" office:value-type="float" office:value="0.00281929347826087" calcext:value-type="float">
            <text:p>0.002819293478261</text:p>
          </table:table-cell>
          <table:table-cell table:style-name="ce5" office:value-type="float" office:value="46.1739130434783" calcext:value-type="float">
            <text:p>46.17391304347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9T07:37:58.349329442</meta:creation-date>
    <dc:date>2020-04-29T08:53:44.241458192</dc:date>
    <meta:editing-duration>PT1H14M3S</meta:editing-duration>
    <meta:editing-cycles>10</meta:editing-cycles>
    <meta:generator>LibreOffice/6.4.1.2$MacOSX_X86_64 LibreOffice_project/4d224e95b98b138af42a64d84056446d09082932</meta:generator>
    <meta:document-statistic meta:table-count="1" meta:cell-count="3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e994" draw:fill-color="#ffe99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129cm" xlink:href=".." xlink:type="simple" chart:class="chart:line" chart:style-name="ch1">
        <chart:legend chart:legend-position="end" svg:x="11.908cm" svg:y="3.026cm" style:legend-expansion="high" chart:style-name="ch2"/>
        <chart:plot-area chart:style-name="ch3" table:cell-range-address="ddt.C5:ddt.E8" chart:data-source-has-labels="column" svg:x="0.32cm" svg:y="0.162cm" svg:width="11.268cm" svg:height="7.805cm">
          <chartooo:coordinate-region svg:x="0.94cm" svg:y="0.359cm" svg:width="10.277cm" svg:height="6.965cm"/>
          <chart:axis chart:dimension="x" chart:name="primary-x" chart:style-name="ch4" chartooo:axis-type="auto">
            <chartooo:date-scale/>
            <chart:categories table:cell-range-address="ddt.C5:ddt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dt.D5:ddt.D8" chart:class="chart:line">
            <chart:regression-curve chart:style-name="ch8">
              <chart:equation chart:display-equation="true" chart:display-r-square="false"/>
            </chart:regression-curve>
            <chart:regression-curve chart:style-name="ch8">
              <chart:equation chart:display-equation="true" chart:display-r-square="true"/>
            </chart:regression-curve>
            <chart:data-point chart:repeated="4"/>
          </chart:series>
          <chart:series chart:style-name="ch9" chart:values-cell-range-address="ddt.E5:ddt.E8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ddt.C5:ddt.C8</svg:desc>
                </draw:g>
              </table:table-cell>
              <table:table-cell office:value-type="float" office:value="46">
                <text:p>46</text:p>
                <draw:g>
                  <svg:desc>ddt.D5:ddt.D8</svg:desc>
                </draw:g>
              </table:table-cell>
              <table:table-cell office:value-type="float" office:value="49.0608695652174">
                <text:p>49.0608695652174</text:p>
                <draw:g>
                  <svg:desc>ddt.E5:ddt.E8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4">
                <text:p>54</text:p>
              </table:table-cell>
              <table:table-cell office:value-type="float" office:value="51.9478260869565">
                <text:p>51.947826086956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0">
                <text:p>60</text:p>
              </table:table-cell>
              <table:table-cell office:value-type="float" office:value="57.7217391304348">
                <text:p>57.721739130434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8">
                <text:p>68</text:p>
              </table:table-cell>
              <table:table-cell office:value-type="float" office:value="69.2695652173913">
                <text:p>69.2695652173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1.2$MacOSX_X86_64 LibreOffice_project/4d224e95b98b138af42a64d84056446d0908293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